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Preformatted_20_Text" style:list-style-name="L1"/>
    <style:style style:name="P4" style:family="paragraph" style:parent-style-name="Preformatted_20_Text" style:list-style-name="L1">
      <style:paragraph-properties fo:margin-top="0cm" fo:margin-bottom="0.499cm" style:contextual-spacing="false"/>
    </style:style>
    <style:style style:name="P5" style:family="paragraph" style:parent-style-name="Standard">
      <style:text-properties officeooo:rsid="000442fe" officeooo:paragraph-rsid="000442fe"/>
    </style:style>
    <style:style style:name="P6" style:family="paragraph" style:parent-style-name="Text_20_body" style:list-style-name="L1"/>
    <style:style style:name="P7" style:family="paragraph" style:parent-style-name="Text_20_body">
      <style:paragraph-properties fo:margin-top="0cm" fo:margin-bottom="0.247cm" style:contextual-spacing="false" fo:line-height="114%"/>
    </style:style>
    <style:style style:name="P8" style:family="paragraph" style:parent-style-name="Text_20_body" style:list-style-name="L2">
      <style:paragraph-properties fo:margin-top="0cm" fo:margin-bottom="0.247cm" style:contextual-spacing="false" fo:line-height="114%" fo:padding="0cm" fo:border="none"/>
    </style:style>
    <style:style style:name="P9" style:family="paragraph" style:parent-style-name="Text_20_body" style:list-style-name="L3">
      <style:paragraph-properties fo:margin-top="0cm" fo:margin-bottom="0.247cm" style:contextual-spacing="false" fo:line-height="114%" fo:padding="0cm" fo:border="none"/>
    </style:style>
    <style:style style:name="P10" style:family="paragraph" style:parent-style-name="Text_20_body" style:list-style-name="L4">
      <style:paragraph-properties fo:margin-top="0cm" fo:margin-bottom="0.247cm" style:contextual-spacing="false" fo:line-height="114%" fo:padding="0cm" fo:border="none"/>
    </style:style>
    <style:style style:name="P11" style:family="paragraph" style:parent-style-name="Text_20_body" style:list-style-name="L3">
      <style:paragraph-properties fo:margin-top="0cm" fo:margin-bottom="0.247cm" style:contextual-spacing="false" fo:line-height="114%" fo:padding="0cm" fo:border="none"/>
      <style:text-properties style:font-name="Google Sans Text"/>
    </style:style>
    <style:style style:name="P12" style:family="paragraph" style:parent-style-name="Text_20_body" style:list-style-name="L4">
      <style:paragraph-properties fo:margin-top="0cm" fo:margin-bottom="0.247cm" style:contextual-spacing="false" fo:line-height="114%" fo:padding="0cm" fo:border="none"/>
      <style:text-properties style:font-name="Google Sans Text"/>
    </style:style>
    <style:style style:name="P13" style:family="paragraph" style:parent-style-name="Text_20_body">
      <style:text-properties officeooo:rsid="000442fe" officeooo:paragraph-rsid="000442fe"/>
    </style:style>
    <style:style style:name="T1" style:family="text">
      <style:text-properties officeooo:rsid="00012736"/>
    </style:style>
    <style:style style:name="T2" style:family="text">
      <style:text-properties style:font-name="Google Sans Text"/>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Project urenlijsten.</text:span><text:line-break/><text:line-break/><text:line-break/>De compilerfout ontstaat omdat je probeert een methode met <text:span text:style-name="Source_20_Text">DateChangedEventArgs</text:span> parameter te koppelen aan een <text:span text:style-name="Source_20_Text">EventHandler&lt;DateChangedEventArgs&gt;</text:span> delegate. Hier is de correcte manier:</text:p>
      <text:h text:style-name="Heading_20_3" text:outline-level="3">Oplossing 1: Expliciete event handler</text:h>
      <text:p text:style-name="P2">csharp</text:p>
      <text:p text:style-name="Preformatted_20_Text">ctrlWeek.DateChanged += new EventHandler&lt;DateChangedEventArgs&gt;(CtrlWeek_DateChanged);</text:p>
      <text:p text:style-name="Preformatted_20_Text"/>
      <text:p text:style-name="Preformatted_20_Text">private void CtrlWeek_DateChanged(object sender, DateChangedEventArgs e)</text:p>
      <text:p text:style-name="Preformatted_20_Text">{</text:p>
      <text:p text:style-name="Preformatted_20_Text"><text:s text:c="4"/>if (e.SelectedDate.HasValue)</text:p>
      <text:p text:style-name="Preformatted_20_Text"><text:s text:c="8"/>FromDate = e.SelectedDate.Value;</text:p>
      <text:p text:style-name="P1">}</text:p>
      <text:h text:style-name="Heading_20_3" text:outline-level="3">Oplossing 2: Lambda-expressie (modernere stijl)</text:h>
      <text:p text:style-name="P2">csharp</text:p>
      <text:p text:style-name="Preformatted_20_Text">ctrlWeek.DateChanged += (sender, e) =&gt; </text:p>
      <text:p text:style-name="Preformatted_20_Text">{</text:p>
      <text:p text:style-name="Preformatted_20_Text"><text:s text:c="4"/>if (e.SelectedDate.HasValue)</text:p>
      <text:p text:style-name="Preformatted_20_Text"><text:s text:c="8"/>FromDate = e.SelectedDate.Value;</text:p>
      <text:p text:style-name="P1">};</text:p>
      <text:h text:style-name="Heading_20_3" text:outline-level="3">Oplossing 3: Methode met juiste signatuur</text:h>
      <text:p text:style-name="P2">csharp</text:p>
      <text:p text:style-name="Preformatted_20_Text">ctrlWeek.DateChanged += CtrlWeek_DateChanged;</text:p>
      <text:p text:style-name="Preformatted_20_Text"/>
      <text:p text:style-name="Preformatted_20_Text">private void CtrlWeek_DateChanged(object sender, DateChangedEventArgs e)</text:p>
      <text:p text:style-name="Preformatted_20_Text">{</text:p>
      <text:p text:style-name="Preformatted_20_Text"><text:s text:c="4"/>if (e.SelectedDate.HasValue)</text:p>
      <text:p text:style-name="Preformatted_20_Text"><text:s text:c="8"/>FromDate = e.SelectedDate.Value;</text:p>
      <text:p text:style-name="P1">}</text:p>
      <text:h text:style-name="Heading_20_3" text:outline-level="3">Belangrijkste punten:</text:h>
      <text:list xml:id="list4107269432" text:style-name="L1">
        <text:list-item>
          <text:p text:style-name="P6">Een <text:span text:style-name="Source_20_Text">EventHandler&lt;T&gt;</text:span> verwacht altijd deze signatuur:</text:p>
          <text:p text:style-name="P4">void MethodName(object sender, TEventArgs e)</text:p>
        </text:list-item>
        <text:list-item>
          <text:p text:style-name="P6">Je oorspronkelijke poging miste de <text:span text:style-name="Source_20_Text">object sender</text:span> parameter</text:p>
        </text:list-item>
        <text:list-item>
          <text:p text:style-name="P6">De <text:span text:style-name="Source_20_Text">OnDateChanged</text:span> methode in je control is correct geïmplementeerd:</text:p>
          <text:p text:style-name="P3">protected virtual void OnDateChanged(DateChangedEventArgs e)</text:p>
          <text:p text:style-name="P3">{</text:p>
          <text:p text:style-name="P3"><text:s text:c="4"/>DateChanged?.Invoke(this, e); // 'this' is de sender</text:p>
          <text:p text:style-name="P4">}</text:p>
        </text:list-item>
      </text:list>
      <text:p text:style-name="Text_20_body"/>
      <text:p text:style-name="P5"><text:soft-page-break/>===</text:p>
      <text:p text:style-name="P13"><text:span text:style-name="T2">Oké, laten we de typische volgorde en het doel van deze methoden en events bekijken wanneer een cel in een </text:span><text:span text:style-name="Source_20_Text"><text:span text:style-name="T2">DataGridView</text:span></text:span><text:span text:style-name="T2"> in edit mode gaat en hoe waarden worden behandeld:</text:span></text:p>
      <text:section text:style-name="Sect1" text:name="model-response-message-contentr_717160bb786f89bc">
        <text:p text:style-name="P7"><text:span text:style-name="Strong_20_Emphasis"><text:span text:style-name="T2">Volgorde bij het starten van de Edit Mode:</text:span></text:span></text:p>
        <text:list xml:id="list1615311373" text:style-name="L2">
          <text:list-item>
            <text:p text:style-name="P8"><text:span text:style-name="Strong_20_Emphasis"><text:span text:style-name="T2">Gebruikersactie / </text:span></text:span><text:span text:style-name="Strong_20_Emphasis"><text:span text:style-name="Source_20_Text"><text:span text:style-name="T2">DataGridView.BeginEdit()</text:span></text:span></text:span><text:span text:style-name="Strong_20_Emphasis"><text:span text:style-name="T2">:</text:span></text:span><text:span text:style-name="T2"> Iets triggert de edit mode (typen, F2, programmatisch </text:span><text:span text:style-name="Source_20_Text"><text:span text:style-name="T2">BeginEdit</text:span></text:span><text:span text:style-name="T2"> aanroepen). </text:span></text:p>
          </text:list-item>
          <text:list-item>
            <text:p text:style-name="P8"><text:span text:style-name="Strong_20_Emphasis"><text:span text:style-name="Source_20_Text"><text:span text:style-name="T2">DataGridViewCell.InitializeEditingControl()</text:span></text:span></text:span><text:span text:style-name="Strong_20_Emphasis"><text:span text:style-name="T2">:</text:span></text:span><text:span text:style-name="T2"> </text:span></text:p>
            <text:list>
              <text:list-item>
                <text:p text:style-name="P8"><text:span text:style-name="Strong_20_Emphasis"><text:span text:style-name="T2">Wanneer:</text:span></text:span><text:span text:style-name="T2"> Wordt aangeroepen </text:span><text:span text:style-name="Emphasis"><text:span text:style-name="T2">nadat</text:span></text:span><text:span text:style-name="T2"> de </text:span><text:span text:style-name="Source_20_Text"><text:span text:style-name="T2">DataGridView</text:span></text:span><text:span text:style-name="T2"> heeft besloten dat de cel bewerkt kan worden en </text:span><text:span text:style-name="Emphasis"><text:span text:style-name="T2">nadat</text:span></text:span><text:span text:style-name="T2"> een instance van het </text:span><text:span text:style-name="Source_20_Text"><text:span text:style-name="T2">EditType</text:span></text:span><text:span text:style-name="T2"> (jouw </text:span><text:span text:style-name="Source_20_Text"><text:span text:style-name="T2">FilteredComboBox</text:span></text:span><text:span text:style-name="T2">) is aangemaakt (of uit een pool is gehaald). </text:span></text:p>
              </text:list-item>
              <text:list-item>
                <text:p text:style-name="P8"><text:span text:style-name="Strong_20_Emphasis"><text:span text:style-name="T2">Doel:</text:span></text:span><text:span text:style-name="T2"> Basis initialisatie van het editing control. Hier wordt het control gekoppeld aan de </text:span><text:span text:style-name="Source_20_Text"><text:span text:style-name="T2">DataGridView</text:span></text:span><text:span text:style-name="T2"> (via </text:span><text:span text:style-name="Source_20_Text"><text:span text:style-name="T2">IDataGridViewEditingControl.EditingControlDataGridView</text:span></text:span><text:span text:style-name="T2">), de initiële waarde wordt vaak doorgegeven (</text:span><text:span text:style-name="Source_20_Text"><text:span text:style-name="T2">initialFormattedValue</text:span></text:span><text:span text:style-name="T2">), en de celstijl wordt meegegeven. Dit is de plek om bijvoorbeeld event handlers aan het control te koppelen die de grid moeten informeren over wijzigingen (</text:span><text:span text:style-name="Source_20_Text"><text:span text:style-name="T2">NotifyCurrentCellDirty</text:span></text:span><text:span text:style-name="T2">). </text:span></text:p>
              </text:list-item>
            </text:list>
          </text:list-item>
          <text:list-item>
            <text:p text:style-name="P8"><text:span text:style-name="Strong_20_Emphasis"><text:span text:style-name="Source_20_Text"><text:span text:style-name="T2">DataGridViewCell.PrepareEditingCellForEdit()</text:span></text:span></text:span><text:span text:style-name="Strong_20_Emphasis"><text:span text:style-name="T2">:</text:span></text:span><text:span text:style-name="T2"> </text:span></text:p>
            <text:list>
              <text:list-item>
                <text:p text:style-name="P8"><text:span text:style-name="Strong_20_Emphasis"><text:span text:style-name="T2">Wanneer:</text:span></text:span><text:span text:style-name="T2"> Wordt aangeroepen </text:span><text:span text:style-name="Emphasis"><text:span text:style-name="T2">na</text:span></text:span><text:span text:style-name="T2"> </text:span><text:span text:style-name="Source_20_Text"><text:span text:style-name="T2">InitializeEditingControl</text:span></text:span><text:span text:style-name="T2"> en </text:span><text:span text:style-name="Emphasis"><text:span text:style-name="T2">nadat</text:span></text:span><text:span text:style-name="T2"> het editing control gepositioneerd is, maar </text:span><text:span text:style-name="Emphasis"><text:span text:style-name="T2">voordat</text:span></text:span><text:span text:style-name="T2"> het daadwerkelijk zichtbaar wordt gemaakt voor de gebruiker. </text:span></text:p>
              </text:list-item>
              <text:list-item>
                <text:p text:style-name="P8"><text:span text:style-name="Strong_20_Emphasis"><text:span text:style-name="T2">Doel:</text:span></text:span><text:span text:style-name="T2"> Hiermee kan de </text:span><text:span text:style-name="Emphasis"><text:span text:style-name="T2">cel zelf</text:span></text:span><text:span text:style-name="T2"> zich voorbereiden op de edit mode, nu het weet welk control gebruikt wordt. Het retourneert een </text:span><text:span text:style-name="Source_20_Text"><text:span text:style-name="T2">bool</text:span></text:span><text:span text:style-name="T2"> die aangeeft of het editen daadwerkelijk moet doorgaan. Je kunt hier bijvoorbeeld de visuele staat van de cel aanpassen of controleren of editen onder de huidige omstandigheden wel mag. Vaak wordt de selectie in het control hier gezet (bijv. tekst selecteren in een </text:span><text:span text:style-name="Source_20_Text"><text:span text:style-name="T2">TextBox</text:span></text:span><text:span text:style-name="T2">). </text:span></text:p>
              </text:list-item>
            </text:list>
          </text:list-item>
          <text:list-item>
            <text:p text:style-name="P8"><text:span text:style-name="Strong_20_Emphasis"><text:span text:style-name="T2">Positionering en Styling:</text:span></text:span><text:span text:style-name="T2"> De </text:span><text:span text:style-name="Source_20_Text"><text:span text:style-name="T2">DataGridView</text:span></text:span><text:span text:style-name="T2"> positioneert het editing control exact over de cel heen en past de celstijl toe via </text:span><text:span text:style-name="Source_20_Text"><text:span text:style-name="T2">IDataGridViewEditingControl.ApplyCellStyleToEditingControl()</text:span></text:span><text:span text:style-name="T2">. </text:span></text:p>
          </text:list-item>
          <text:list-item>
            <text:p text:style-name="P8"><text:span text:style-name="Strong_20_Emphasis"><text:span text:style-name="Source_20_Text"><text:span text:style-name="T2">DataGridView.EditingControlShowing</text:span></text:span></text:span><text:span text:style-name="Strong_20_Emphasis"><text:span text:style-name="T2"> Event:</text:span></text:span><text:span text:style-name="T2"> </text:span></text:p>
            <text:list>
              <text:list-item>
                <text:p text:style-name="P8"><text:span text:style-name="Strong_20_Emphasis"><text:span text:style-name="T2">Wanneer:</text:span></text:span><text:span text:style-name="T2"> Wordt getriggerd </text:span><text:span text:style-name="Emphasis"><text:span text:style-name="T2">nadat</text:span></text:span><text:span text:style-name="T2"> alle voorgaande stappen zijn voltooid en het editing control klaar is om getoond te worden (of net zichtbaar is geworden). </text:span></text:p>
              </text:list-item>
              <text:list-item>
                <text:p text:style-name="P8"><text:span text:style-name="Strong_20_Emphasis"><text:span text:style-name="T2">Doel:</text:span></text:span><text:span text:style-name="T2"> Biedt een laatste kans om het editing control aan te passen </text:span><text:span text:style-name="Emphasis"><text:span text:style-name="T2">voordat</text:span></text:span><text:span text:style-name="T2"> de gebruiker er interactie mee heeft. Je kunt hier bijvoorbeeld de focus specifiek zetten of de dropdown uitklappen. </text:span></text:p>
              </text:list-item>
            </text:list>
          </text:list-item>
        </text:list>
        <text:p text:style-name="P7"><text:soft-page-break/><text:span text:style-name="Strong_20_Emphasis"><text:span text:style-name="T2">Behandeling van Waarden:</text:span></text:span></text:p>
        <text:list xml:id="list2162665835" text:style-name="L3">
          <text:list-item>
            <text:p text:style-name="P9"><text:span text:style-name="Strong_20_Emphasis"><text:span text:style-name="Source_20_Text"><text:span text:style-name="T2">protected override object GetFormattedValue(...)</text:span></text:span></text:span><text:span text:style-name="Strong_20_Emphasis"><text:span text:style-name="T2"> (van </text:span></text:span><text:span text:style-name="Strong_20_Emphasis"><text:span text:style-name="Source_20_Text"><text:span text:style-name="T2">DataGridViewCell</text:span></text:span></text:span><text:span text:style-name="Strong_20_Emphasis"><text:span text:style-name="T2">):</text:span></text:span></text:p>
            <text:list>
              <text:list-item>
                <text:p text:style-name="P9"><text:span text:style-name="Strong_20_Emphasis"><text:span text:style-name="T2">Wanneer:</text:span></text:span><text:span text:style-name="T2"> Wordt aangeroepen wanneer de </text:span><text:span text:style-name="Source_20_Text"><text:span text:style-name="T2">DataGridView</text:span></text:span><text:span text:style-name="T2"> de waarde van de cel moet weergeven </text:span><text:span text:style-name="Emphasis"><text:span text:style-name="T2">buiten de edit mode</text:span></text:span><text:span text:style-name="T2"> (tijdens het painten van de cel). De </text:span><text:span text:style-name="Source_20_Text"><text:span text:style-name="T2">context</text:span></text:span><text:span text:style-name="T2"> parameter geeft aan waarom (bijv. </text:span><text:span text:style-name="Source_20_Text"><text:span text:style-name="T2">Display</text:span></text:span><text:span text:style-name="T2">, </text:span><text:span text:style-name="Source_20_Text"><text:span text:style-name="T2">Clipboard</text:span></text:span><text:span text:style-name="T2">). </text:span></text:p>
              </text:list-item>
              <text:list-item>
                <text:p text:style-name="P9"><text:span text:style-name="Strong_20_Emphasis"><text:span text:style-name="T2">Doel:</text:span></text:span><text:span text:style-name="T2"> Converteert de onderliggende </text:span><text:span text:style-name="Source_20_Text"><text:span text:style-name="T2">Value</text:span></text:span><text:span text:style-name="T2"> van de cel naar een leesbaar formaat (meestal een </text:span><text:span text:style-name="Source_20_Text"><text:span text:style-name="T2">string</text:span></text:span><text:span text:style-name="T2">) voor weergave, rekening houdend met de </text:span><text:span text:style-name="Source_20_Text"><text:span text:style-name="T2">DataGridViewCellStyle</text:span></text:span><text:span text:style-name="T2">. </text:span><text:span text:style-name="Strong_20_Emphasis"><text:span text:style-name="T2">Dit heeft niets te maken met de waarde </text:span></text:span><text:span text:style-name="Strong_20_Emphasis"><text:span text:style-name="Emphasis"><text:span text:style-name="T2">tijdens</text:span></text:span></text:span><text:span text:style-name="Strong_20_Emphasis"><text:span text:style-name="T2"> het editen.</text:span></text:span><text:span text:style-name="T2"> </text:span></text:p>
              </text:list-item>
            </text:list>
          </text:list-item>
          <text:list-item>
            <text:p text:style-name="P9"><text:span text:style-name="Strong_20_Emphasis"><text:span text:style-name="Source_20_Text"><text:span text:style-name="T2">EditingControlFormattedValue</text:span></text:span></text:span><text:span text:style-name="Strong_20_Emphasis"><text:span text:style-name="T2"> (Property van </text:span></text:span><text:span text:style-name="Strong_20_Emphasis"><text:span text:style-name="Source_20_Text"><text:span text:style-name="T2">IDataGridViewEditingControl</text:span></text:span></text:span><text:span text:style-name="Strong_20_Emphasis"><text:span text:style-name="T2">):</text:span></text:span></text:p>
            <text:list>
              <text:list-item>
                <text:p text:style-name="P9"><text:span text:style-name="Strong_20_Emphasis"><text:span text:style-name="T2">Wanneer:</text:span></text:span><text:span text:style-name="T2"> De </text:span><text:span text:style-name="Emphasis"><text:span text:style-name="T2">getter</text:span></text:span><text:span text:style-name="T2"> van deze property wordt aangeroepen door de </text:span><text:span text:style-name="Source_20_Text"><text:span text:style-name="T2">DataGridView</text:span></text:span><text:span text:style-name="T2"> wanneer deze de </text:span><text:span text:style-name="Strong_20_Emphasis"><text:span text:style-name="T2">huidige waarde</text:span></text:span><text:span text:style-name="T2"> uit het </text:span><text:span text:style-name="Emphasis"><text:span text:style-name="T2">actieve editing control</text:span></text:span><text:span text:style-name="T2"> nodig heeft. Dit gebeurt typisch: </text:span></text:p>
                <text:list>
                  <text:list-item>
                    <text:p text:style-name="P9"><text:span text:style-name="T2">Wanneer de edit mode wordt beëindigd (</text:span><text:span text:style-name="Source_20_Text"><text:span text:style-name="T2">EndEdit</text:span></text:span><text:span text:style-name="T2">), net vóór de </text:span><text:span text:style-name="Source_20_Text"><text:span text:style-name="T2">CellValidating</text:span></text:span><text:span text:style-name="T2"> event. </text:span></text:p>
                  </text:list-item>
                  <text:list-item>
                    <text:p text:style-name="P11">Mogelijk op andere momenten als de grid de actuele editor-waarde nodig heeft. </text:p>
                  </text:list-item>
                </text:list>
              </text:list-item>
              <text:list-item>
                <text:p text:style-name="P9"><text:span text:style-name="Strong_20_Emphasis"><text:span text:style-name="T2">Doel:</text:span></text:span><text:span text:style-name="T2"> Het editing control (jouw </text:span><text:span text:style-name="Source_20_Text"><text:span text:style-name="T2">FilteredComboBox</text:span></text:span><text:span text:style-name="T2">) retourneert hier de waarde zoals die op dat moment in het control staat, in het formaat dat het control "begrijpt" en toont. Dit is de waarde die vervolgens gevalideerd wordt. </text:span></text:p>
              </text:list-item>
            </text:list>
          </text:list-item>
        </text:list>
        <text:p text:style-name="P7"><text:span text:style-name="Strong_20_Emphasis"><text:span text:style-name="T2">Samenvatting Volgorde:</text:span></text:span></text:p>
        <text:list xml:id="list821422724" text:style-name="L4">
          <text:list-item>
            <text:p text:style-name="P10"><text:span text:style-name="T2">Start Edit (</text:span><text:span text:style-name="Source_20_Text"><text:span text:style-name="T2">BeginEdit</text:span></text:span><text:span text:style-name="T2">) </text:span></text:p>
          </text:list-item>
          <text:list-item>
            <text:p text:style-name="P10"><text:span text:style-name="Source_20_Text"><text:span text:style-name="T2">InitializeEditingControl</text:span></text:span><text:span text:style-name="T2"> (Control basis setup) </text:span></text:p>
          </text:list-item>
          <text:list-item>
            <text:p text:style-name="P12">Positionering / Styling </text:p>
          </text:list-item>
          <text:list-item>
            <text:p text:style-name="P10"><text:span text:style-name="Source_20_Text"><text:span text:style-name="T2">PrepareEditingCellForEdit</text:span></text:span><text:span text:style-name="T2"> (Cel UI setup / laatste check) </text:span></text:p>
          </text:list-item>
          <text:list-item>
            <text:p text:style-name="P10"><text:span text:style-name="Source_20_Text"><text:span text:style-name="T2">EditingControlShowing</text:span></text:span><text:span text:style-name="T2"> (Event: Control is klaar/zichtbaar) </text:span><text:span text:style-name="Emphasis"><text:span text:style-name="T2">... Gebruiker interageert met control ...</text:span></text:span><text:span text:style-name="T2"> </text:span></text:p>
          </text:list-item>
          <text:list-item>
            <text:p text:style-name="P10"><text:span text:style-name="T2">Einde Edit (</text:span><text:span text:style-name="Source_20_Text"><text:span text:style-name="T2">EndEdit</text:span></text:span><text:span text:style-name="T2">) -&gt; Grid leest </text:span><text:span text:style-name="Source_20_Text"><text:span text:style-name="T2">EditingControlFormattedValue</text:span></text:span><text:span text:style-name="T2"> -&gt; </text:span><text:span text:style-name="Source_20_Text"><text:span text:style-name="T2">CellValidating</text:span></text:span><text:span text:style-name="T2"> -&gt; ... </text:span></text:p>
          </text:list-item>
        </text:list>
        <text:p text:style-name="P7"><text:span text:style-name="Source_20_Text"><text:span text:style-name="T2">GetFormattedValue</text:span></text:span><text:span text:style-name="T2"> staat los van deze edit-flow en wordt gebruikt voor het painten van cellen die </text:span><text:span text:style-name="Emphasis"><text:span text:style-name="T2">niet</text:span></text:span><text:span text:style-name="T2"> in edit mode zijn.</text:span></text:p>
      </text:section>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4T23:03:39.767654989</meta:creation-date>
    <dc:date>2025-04-16T21:30:57.948729205</dc:date>
    <meta:editing-duration>PT1H19M23S</meta:editing-duration>
    <meta:editing-cycles>2</meta:editing-cycles>
    <meta:generator>LibreOffice/7.3.7.2$Linux_X86_64 LibreOffice_project/30$Build-2</meta:generator>
    <meta:document-statistic meta:table-count="0" meta:image-count="0" meta:object-count="0" meta:page-count="3" meta:paragraph-count="64" meta:word-count="687" meta:character-count="5120" meta:non-whitespace-character-count="4459"/>
  </office:meta>
</office:document-meta>
</file>